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4">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list-style-name="L2">
      <style:graphic-properties draw:stroke="solid" draw:stroke-dash="Dashed_20__28_var_29__20_2" svg:stroke-width="0.5cm" svg:stroke-color="#168253" draw:marker-start="" draw:marker-start-width="0.91cm" draw:marker-start-center="false" draw:marker-end="" draw:marker-end-width="0.91cm" draw:marker-end-center="false" svg:stroke-linecap="round" draw:fill="solid" draw:fill-color="#dee6ef" draw:textarea-horizontal-align="justify" draw:textarea-vertical-align="middle" draw:auto-grow-height="false" fo:min-height="9.286cm" fo:min-width="10.031cm" fo:padding-top="0.36cm" fo:padding-bottom="0.36cm" fo:padding-left="0.485cm" fo:padding-right="0.485cm" fo:wrap-option="no-wrap" draw:shadow="hidden" draw:shadow-offset-x="0.03cm" draw:shadow-offset-y="0.03cm" draw:shadow-color="#808080" style:writing-mode="lr-tb" loext:decorative="false"/>
      <style:paragraph-properties style:writing-mode="lr-tb"/>
    </style:style>
    <style:style style:name="gr2" style:family="graphic" style:parent-style-name="standard">
      <style:graphic-properties draw:stroke="none" svg:stroke-width="0cm" svg:stroke-color="#168253" draw:marker-start-width="0.95cm" draw:marker-end-width="0.95cm" svg:stroke-linecap="round" draw:fill="solid" draw:fill-color="#168253" loext:fill-use-slide-background="false" draw:opacity="100%" draw:textarea-horizontal-align="justify" draw:textarea-vertical-align="middle" draw:auto-grow-height="false" fo:min-height="2.58cm" fo:min-width="7.28cm" fo:padding-top="0.375cm" fo:padding-bottom="0.375cm" fo:padding-left="0.5cm" fo:padding-right="0.5cm" draw:shadow="hidden" loext:decorative="false"/>
    </style:style>
    <style:style style:name="gr3" style:family="graphic" style:parent-style-name="objectwithoutfill">
      <style:graphic-properties svg:stroke-width="1cm" svg:stroke-color="#ffffff" draw:marker-start-width="1.7cm" draw:marker-end-width="1.7cm" svg:stroke-linecap="round" draw:fill="none" draw:textarea-vertical-align="middle" fo:padding-top="0.625cm" fo:padding-bottom="0.625cm" fo:padding-left="0.75cm" fo:padding-right="0.75cm" draw:shadow="hidden" loext:decorative="false"/>
    </style:style>
    <style:style style:name="gr4" style:family="graphic" style:parent-style-name="objectwithoutfill">
      <style:graphic-properties svg:stroke-width="0.5cm" svg:stroke-color="#168253" draw:marker-start-width="0.95cm" draw:marker-end-width="0.95cm" svg:stroke-linecap="round" draw:fill="none" draw:textarea-vertical-align="middle" fo:padding-top="0.375cm" fo:padding-bottom="0.375cm" fo:padding-left="0.5cm" fo:padding-right="0.5cm" draw:shadow="hidden" loext:decorative="false"/>
    </style:style>
    <style:style style:name="gr5" style:family="graphic" style:parent-style-name="standard">
      <style:graphic-properties draw:stroke="none" svg:stroke-color="#000000" draw:fill="none" draw:fill-color="#ffffff" draw:textarea-horizontal-align="left" draw:auto-grow-height="true" draw:auto-grow-width="false" fo:min-height="1.102cm" fo:min-width="0cm" loext:decorative="false"/>
      <style:paragraph-properties style:writing-mode="lr-tb"/>
    </style:style>
    <style:style style:name="P1" style:family="paragraph">
      <loext:graphic-properties draw:fill="solid" draw:fill-color="#dee6ef"/>
      <style:paragraph-properties fo:margin-left="0cm" fo:margin-right="0cm" fo:margin-top="0cm" fo:margin-bottom="0cm" fo:line-height="100%" fo:text-align="center" fo:text-indent="0cm" loext:tab-stop-distance="0cm" style:writing-mode="lr-tb">
        <style:tab-stops/>
      </style:paragraph-properties>
      <style:text-properties fo:font-variant="normal" fo:text-transform="none" style:use-window-font-color="true" loext:opacity="0%" style:text-outline="false" style:text-line-through-style="none" style:text-line-through-type="none" style:font-name="Liberation Sans" fo:font-size="12pt" fo:language="en" fo:country="GB" fo:font-style="normal" fo:text-shadow="none"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P2" style:family="paragraph">
      <loext:graphic-properties draw:fill="solid" draw:fill-color="#168253" draw:opacity="100%"/>
      <style:paragraph-properties fo:text-align="center"/>
    </style:style>
    <style:style style:name="P3" style:family="paragraph">
      <loext:graphic-properties draw:fill="none"/>
      <style:paragraph-properties fo:text-align="center"/>
    </style:style>
    <style:style style:name="P4" style:family="paragraph">
      <style:paragraph-properties fo:margin-top="0.42cm" fo:margin-bottom="0.35cm"/>
    </style:style>
    <style:style style:name="P5" style:family="paragraph">
      <loext:graphic-properties draw:fill="none" draw:fill-color="#ffffff"/>
      <style:paragraph-properties fo:margin-top="0.42cm" fo:margin-bottom="0.35cm"/>
      <style:text-properties fo:font-size="28pt" style:font-size-asian="10pt" style:font-size-complex="10pt"/>
    </style:style>
    <style:style style:name="T1" style:family="text">
      <style:text-properties fo:font-size="28pt" style:font-size-asian="10pt" style:font-size-complex="10pt"/>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Обычный">
        <draw:custom-shape draw:name="Database" draw:style-name="gr1" draw:text-style-name="P1" draw:layer="layout" svg:width="11cm" svg:height="16.009cm" svg:x="5cm" svg:y="6.991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range-y-minimum="0" draw:handle-range-y-maximum="10800" draw:handle-position="?f7 $0" draw:handle-position-x="?f7" draw:handle-position-y="$0"/>
          </draw:enhanced-geometry>
        </draw:custom-shape>
        <draw:path draw:style-name="gr2" draw:text-style-name="P2" draw:layer="layout" svg:width="11.5cm" svg:height="2.25cm" svg:x="4.75cm" svg:y="19cm" svg:viewBox="0 0 11501 2251" svg:d="M500 0v1c0 59 11 118 32 176 24 65 60 129 107 193 108 147 270 286 481 419 463 292 1130 531 1932 699 820 173 1751 263 2699 263 947 0 1878-90 2698-263 802-168 1469-407 1932-699 211-133 373-272 481-419 47-64 83-128 107-193 21-58 32-117 32-176 0-1 0-1 0-1h500v1c0 116-21 232-62 346-39 108-97 215-174 320-140 189-346 374-618 545-502 317-1224 583-2095 766-852 179-1818 273-2801 273-984 0-1950-94-2802-273-871-183-1593-449-2095-766-272-171-478-356-618-545-77-105-135-212-174-320-41-114-62-230-62-346 0-1 0-1 0-1z">
          <text:p/>
        </draw:path>
        <draw:path draw:style-name="gr2" draw:text-style-name="P2" draw:layer="layout" svg:width="11.5cm" svg:height="2.25cm" svg:x="4.75cm" svg:y="17cm" svg:viewBox="0 0 11501 2251" svg:d="M500 0v1c0 59 11 118 32 176 24 65 60 129 107 193 108 147 270 286 481 419 463 292 1130 531 1932 699 820 173 1751 263 2699 263 947 0 1878-90 2698-263 802-168 1469-407 1932-699 211-133 373-272 481-419 47-64 83-128 107-193 21-58 32-117 32-176 0-1 0-1 0-1h500v1c0 116-21 232-62 346-39 108-97 215-174 320-140 189-346 374-618 545-502 317-1224 583-2095 766-852 179-1818 273-2801 273-984 0-1950-94-2802-273-871-183-1593-449-2095-766-272-171-478-356-618-545-77-105-135-212-174-320-41-114-62-230-62-346 0-1 0-1 0-1z">
          <text:p/>
        </draw:path>
        <draw:path draw:style-name="gr2" draw:text-style-name="P2" draw:layer="layout" svg:width="11.5cm" svg:height="2.25cm" svg:x="4.749cm" svg:y="14.999cm" svg:viewBox="0 0 11501 2251" svg:d="M500 0v1c0 59 11 118 32 176 24 65 60 129 107 193 108 147 270 286 481 419 463 292 1130 531 1932 699 820 173 1751 263 2699 263 947 0 1878-90 2698-263 802-168 1469-407 1932-699 211-133 373-272 481-419 47-64 83-128 107-193 21-58 32-117 32-176 0-1 0-1 0-1h500v1c0 116-21 232-62 346-39 108-97 215-174 320-140 189-346 374-618 545-502 317-1224 583-2095 766-852 179-1818 273-2801 273-984 0-1950-94-2802-273-871-183-1593-449-2095-766-272-171-478-356-618-545-77-105-135-212-174-320-41-114-62-230-62-346 0-1 0-1 0-1z">
          <text:p/>
        </draw:path>
        <draw:path draw:style-name="gr2" draw:text-style-name="P2" draw:layer="layout" svg:width="11.5cm" svg:height="2.25cm" svg:x="4.75cm" svg:y="13cm" svg:viewBox="0 0 11501 2251" svg:d="M500 0v1c0 59 11 118 32 176 24 65 60 129 107 193 108 147 270 286 481 419 463 292 1130 531 1932 699 820 173 1751 263 2699 263 947 0 1878-90 2698-263 802-168 1469-407 1932-699 211-133 373-272 481-419 47-64 83-128 107-193 21-58 32-117 32-176 0-1 0-1 0-1h500v1c0 116-21 232-62 346-39 108-97 215-174 320-140 189-346 374-618 545-502 317-1224 583-2095 766-852 179-1818 273-2801 273-984 0-1950-94-2802-273-871-183-1593-449-2095-766-272-171-478-356-618-545-77-105-135-212-174-320-41-114-62-230-62-346 0-1 0-1 0-1z">
          <text:p/>
        </draw:path>
        <draw:path draw:style-name="gr2" draw:text-style-name="P2" draw:layer="layout" svg:width="11.5cm" svg:height="2.25cm" svg:x="4.749cm" svg:y="11cm" svg:viewBox="0 0 11501 2251" svg:d="M500 0v1c0 59 11 118 32 176 24 65 60 129 107 193 108 147 270 286 481 419 463 292 1130 531 1932 699 820 173 1751 263 2699 263 947 0 1878-90 2698-263 802-168 1469-407 1932-699 211-133 373-272 481-419 47-64 83-128 107-193 21-58 32-117 32-176 0-1 0-1 0-1h500v1c0 116-21 232-62 346-39 108-97 215-174 320-140 189-346 374-618 545-502 317-1224 583-2095 766-852 179-1818 273-2801 273-984 0-1950-94-2802-273-871-183-1593-449-2095-766-272-171-478-356-618-545-77-105-135-212-174-320-41-114-62-230-62-346 0-1 0-1 0-1z">
          <text:p/>
        </draw:path>
        <draw:line draw:style-name="gr3" draw:text-style-name="P3" draw:layer="layout" svg:x1="10.75cm" svg:y1="19.5cm" svg:x2="12.75cm" svg:y2="21.5cm">
          <text:p/>
        </draw:line>
        <draw:line draw:style-name="gr3" draw:text-style-name="P3" draw:layer="layout" svg:x1="12.75cm" svg:y1="21.5cm" svg:x2="14.75cm" svg:y2="17.5cm">
          <text:p/>
        </draw:line>
        <draw:line draw:style-name="gr4" draw:text-style-name="P3" draw:layer="layout" svg:x1="10.75cm" svg:y1="19.5cm" svg:x2="12.75cm" svg:y2="21.5cm">
          <text:p/>
        </draw:line>
        <draw:line draw:style-name="gr4" draw:text-style-name="P3" draw:layer="layout" svg:x1="12.75cm" svg:y1="21.5cm" svg:x2="14.75cm" svg:y2="17.5cm">
          <text:p/>
        </draw:line>
        <draw:frame draw:style-name="gr5" draw:text-style-name="P5" draw:layer="layout" svg:width="4.45cm" svg:height="1.352cm" svg:x="8.4cm" svg:y="8.25cm">
          <draw:text-box>
            <text:p text:style-name="P4"><text:span text:style-name="T1">requests </text:span></text:p>
          </draw:text-box>
        </draw:frame>
      </draw:page>
    </office:drawing>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4">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Заливка"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Заливка_20_жёлтым" draw:display-name="Заливка жёлтым"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Заливка_20_зелёным" draw:display-name="Заливка зелёным"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Заливка_20_красным" draw:display-name="Заливка красным"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Заливка_20_синим" draw:display-name="Заливка синим"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Фигуры"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erif" fo:font-size="24pt" fo:language="ru" fo:country="RU"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Фигуры"/>
      <style:text-properties fo:font-size="14pt" fo:font-weight="bold"/>
    </style:style>
    <style:style style:name="Filled" style:family="graphic" style:parent-style-name="Shapes">
      <style:graphic-properties draw:fill="gradient" draw:fill-gradient-name="Заливка"/>
    </style:style>
    <style:style style:name="Filled_20_Blue" style:display-name="Filled Blue" style:family="graphic" style:parent-style-name="Filled">
      <style:graphic-properties draw:fill-gradient-name="Заливка_20_синим"/>
      <style:text-properties fo:color="#ffffff" loext:opacity="100%"/>
    </style:style>
    <style:style style:name="Filled_20_Green" style:display-name="Filled Green" style:family="graphic" style:parent-style-name="Filled">
      <style:graphic-properties draw:fill-gradient-name="Заливка_20_зелёным"/>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Заливка_20_красным"/>
      <style:text-properties fo:color="#ffffff" loext:opacity="100%"/>
    </style:style>
    <style:style style:name="Filled_20_Yellow" style:display-name="Filled Yellow" style:family="graphic" style:parent-style-name="Filled">
      <style:graphic-properties draw:fill-gradient-name="Заливка_20_жёлтым"/>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Обычный" style:page-layout-name="PM0"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4">
  <office:meta>
    <meta:creation-date>2025-10-15T13:40:05.862000000</meta:creation-date>
    <meta:editing-duration>PT52M40S</meta:editing-duration>
    <meta:editing-cycles>5</meta:editing-cycles>
    <meta:generator>LibreOffice/25.2.0.3$Windows_X86_64 LibreOffice_project/e1cf4a87eb02d755bce1a01209907ea5ddc8f069</meta:generator>
    <dc:date>2025-11-15T13:54:42.999356300</dc:date>
    <meta:document-statistic meta:object-count="11"/>
  </office:meta>
</office:document-meta>
</file>